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Heading_20_2">
      <style:text-properties officeooo:rsid="000aca01" officeooo:paragraph-rsid="001c49ac"/>
    </style:style>
    <style:style style:name="P4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5" style:family="paragraph" style:parent-style-name="Heading_20_3">
      <style:text-properties officeooo:paragraph-rsid="0023aa6d"/>
    </style:style>
    <style:style style:name="P6" style:family="paragraph" style:parent-style-name="Heading_20_3">
      <style:paragraph-properties fo:break-before="page"/>
      <style:text-properties officeooo:rsid="00247c6d" officeooo:paragraph-rsid="00247c6d"/>
    </style:style>
    <style:style style:name="P7" style:family="paragraph" style:parent-style-name="Text_20_body">
      <style:text-properties officeooo:rsid="00230fda" officeooo:paragraph-rsid="00230fda"/>
    </style:style>
    <style:style style:name="P8" style:family="paragraph" style:parent-style-name="Text_20_body">
      <style:text-properties officeooo:rsid="0023aa6d" officeooo:paragraph-rsid="0023aa6d"/>
    </style:style>
    <style:style style:name="P9" style:family="paragraph" style:parent-style-name="Text_20_body">
      <style:text-properties officeooo:rsid="00247c6d" officeooo:paragraph-rsid="00247c6d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3aa6d"/>
    </style:style>
    <style:style style:name="T4" style:family="text">
      <style:text-properties officeooo:rsid="0023dfaf"/>
    </style:style>
    <style:style style:name="T5" style:family="text">
      <style:text-properties officeooo:rsid="00247c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5">Where Have All The Flowers Gone</text:span> (<text:span text:style-name="T5">Pete Seeger</text:span>)</text:h>
      <text:h text:style-name="P3" text:outline-level="2">Time Signature: <text:span text:style-name="T1">4</text:span>/4 </text:h>
      <text:p text:style-name="P2">Chords: <text:span text:style-name="T5">C, D, Em, G</text:span></text:p>
      <text:p text:style-name="P2">Tempo: <text:span text:style-name="T2">100</text:span> - 1<text:span text:style-name="T2">2</text:span>0 BPM</text:p>
      <text:p text:style-name="P1"/>
      <text:h text:style-name="P6" text:outline-level="3">[VERSE 1]</text:h>
      <text:p text:style-name="P9">G <text:s text:c="18"/>Em</text:p>
      <text:p text:style-name="P9">Where have all the flowers gone?</text:p>
      <text:p text:style-name="P9">C <text:s text:c="8"/>D</text:p>
      <text:p text:style-name="P9">Long time passing</text:p>
      <text:p text:style-name="P9">G <text:s text:c="18"/>Em</text:p>
      <text:p text:style-name="P9">Where have all the flowers gone?</text:p>
      <text:p text:style-name="P9">C <text:s text:c="8"/>D</text:p>
      <text:p text:style-name="P9">Long time ago</text:p>
      <text:p text:style-name="P9">G <text:s text:c="18"/>Em</text:p>
      <text:p text:style-name="P9">Where have all the flowers gone?</text:p>
      <text:p text:style-name="P9">C <text:s text:c="21"/>D</text:p>
      <text:p text:style-name="P9">Girls have picked them every one</text:p>
      <text:p text:style-name="P9">C <text:s text:c="14"/>G</text:p>
      <text:p text:style-name="P9">When will they ever learn?</text:p>
      <text:p text:style-name="P9">C <text:s text:c="13"/>D <text:s text:c="3"/>G</text:p>
      <text:p text:style-name="P9">When will they ever learn?</text:p>
      <text:h text:style-name="Heading_20_3" text:outline-level="3">[VERSE 2]</text:h>
      <text:p text:style-name="P9">G <text:s text:c="18"/>Em</text:p>
      <text:p text:style-name="P9">Where have all the young girls gone?</text:p>
      <text:p text:style-name="P9">C <text:s text:c="8"/>D</text:p>
      <text:p text:style-name="P9">Long time passing</text:p>
      <text:p text:style-name="P9">G <text:s text:c="18"/>Em</text:p>
      <text:p text:style-name="P9">Where have all the young girls gone?</text:p>
      <text:p text:style-name="P9">C <text:s text:c="8"/>D</text:p>
      <text:p text:style-name="P9">Long time ago</text:p>
      <text:p text:style-name="P9">G <text:s text:c="18"/>Em</text:p>
      <text:p text:style-name="P9">Where have all the young girls gone?</text:p>
      <text:p text:style-name="P9">C <text:s text:c="13"/>D</text:p>
      <text:p text:style-name="P9">Taken husbands every one</text:p>
      <text:p text:style-name="P9">C <text:s text:c="13"/>G</text:p>
      <text:p text:style-name="P9">When will they ever learn?</text:p>
      <text:p text:style-name="P9">C <text:s text:c="13"/>D <text:s text:c="4"/>G</text:p>
      <text:p text:style-name="P9">When will they ever learn?</text:p>
      <text:p text:style-name="P9"/>
      <text:h text:style-name="Heading_20_3" text:outline-level="3"><text:soft-page-break/>[VERSE 3]</text:h>
      <text:p text:style-name="P9">G <text:s text:c="18"/>Em</text:p>
      <text:p text:style-name="P9">Where have all the young men gone?</text:p>
      <text:p text:style-name="P9">C <text:s text:c="8"/>D</text:p>
      <text:p text:style-name="P9">Long time passing</text:p>
      <text:p text:style-name="P9">G <text:s text:c="18"/>Em</text:p>
      <text:p text:style-name="P9">Where have all the young men gone?</text:p>
      <text:p text:style-name="P9">C <text:s text:c="8"/>D</text:p>
      <text:p text:style-name="P9">Long time ago</text:p>
      <text:p text:style-name="P9">G <text:s text:c="18"/>Em</text:p>
      <text:p text:style-name="P9">Where have all the young men gone?</text:p>
      <text:p text:style-name="P9">C <text:s text:c="16"/>D</text:p>
      <text:p text:style-name="P9">Gone for soldiers every one</text:p>
      <text:p text:style-name="P9">C <text:s text:c="13"/>G</text:p>
      <text:p text:style-name="P9">When will they ever learn?</text:p>
      <text:p text:style-name="P9">C <text:s text:c="13"/>D <text:s text:c="3"/>G</text:p>
      <text:p text:style-name="P9">When will they ever learn?</text:p>
      <text:h text:style-name="Heading_20_3" text:outline-level="3">[VERSE 4]</text:h>
      <text:p text:style-name="P9">G <text:s text:c="17"/>Em</text:p>
      <text:p text:style-name="P9">Where have all the soldiers gone?</text:p>
      <text:p text:style-name="P9">C <text:s text:c="8"/>D</text:p>
      <text:p text:style-name="P9">Long time passing</text:p>
      <text:p text:style-name="P9">G <text:s text:c="17"/>Em</text:p>
      <text:p text:style-name="P9">Where have all the soldiers gone?</text:p>
      <text:p text:style-name="P9">C <text:s text:c="8"/>D</text:p>
      <text:p text:style-name="P9">Long time ago</text:p>
      <text:p text:style-name="P9">G <text:s text:c="17"/>Em</text:p>
      <text:p text:style-name="P9">Where have all the soldiers gone?</text:p>
      <text:p text:style-name="P9">C <text:s text:c="17"/>D</text:p>
      <text:p text:style-name="P9">Gone to graveyards every one</text:p>
      <text:p text:style-name="P9">C <text:s text:c="13"/>G</text:p>
      <text:p text:style-name="P9">When will they ever learn?</text:p>
      <text:p text:style-name="P9">C <text:s text:c="13"/>D <text:s text:c="3"/>G</text:p>
      <text:p text:style-name="P9">When will they ever learn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[VERSE 5]</text:h>
      <text:p text:style-name="P9">G <text:s text:c="17"/>Em</text:p>
      <text:p text:style-name="P9">Where have all the graveyards gone?</text:p>
      <text:p text:style-name="P9">C <text:s text:c="8"/>D</text:p>
      <text:p text:style-name="P9">Long time passing</text:p>
      <text:p text:style-name="P9">G <text:s text:c="17"/>Em</text:p>
      <text:p text:style-name="P9">Where have all the graveyards gone?</text:p>
      <text:p text:style-name="P9">C <text:s text:c="8"/>D</text:p>
      <text:p text:style-name="P9">Long time ago</text:p>
      <text:p text:style-name="P9">G <text:s text:c="17"/>Em</text:p>
      <text:p text:style-name="P9">Where have all the graveyards gone?</text:p>
      <text:p text:style-name="P9">C <text:s text:c="19"/>D</text:p>
      <text:p text:style-name="P9">Covered with flowers every one</text:p>
      <text:p text:style-name="P9">C <text:s text:c="11"/>G</text:p>
      <text:p text:style-name="P9">When will we ever learn?</text:p>
      <text:p text:style-name="P9">C <text:s text:c="11"/>D <text:s text:c="4"/>G</text:p>
      <text:p text:style-name="P9">When will we ever lear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H2M37S</meta:editing-duration>
    <meta:editing-cycles>21</meta:editing-cycles>
    <meta:generator>LibreOffice/5.2.5.1$MacOSX_X86_64 LibreOffice_project/0312e1a284a7d50ca85a365c316c7abbf20a4d22</meta:generator>
    <dc:title>Lyrics + Chords</dc:title>
    <dc:date>2017-04-04T09:09:52.735853000</dc:date>
    <meta:print-date>2017-04-03T12:23:29.985893000</meta:print-date>
    <meta:document-statistic meta:table-count="0" meta:image-count="0" meta:object-count="0" meta:page-count="4" meta:paragraph-count="89" meta:word-count="317" meta:character-count="1925" meta:non-whitespace-character-count="11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